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db7b" officeooo:paragraph-rsid="001edb7b"/>
    </style:style>
    <style:style style:name="P2" style:family="paragraph" style:parent-style-name="Standard" style:list-style-name="L1">
      <style:text-properties officeooo:rsid="00205f67" officeooo:paragraph-rsid="00205f67"/>
    </style:style>
    <style:style style:name="P3" style:family="paragraph" style:parent-style-name="Standard" style:list-style-name="L1">
      <style:text-properties style:font-name="Nimbus Mono L" officeooo:rsid="0021f67a" officeooo:paragraph-rsid="0021f67a"/>
    </style:style>
    <style:style style:name="P4" style:family="paragraph" style:parent-style-name="Standard">
      <style:text-properties style:font-name="Nimbus Mono L" officeooo:rsid="0021f67a" officeooo:paragraph-rsid="0021f67a"/>
    </style:style>
    <style:style style:name="T1" style:family="text">
      <style:text-properties officeooo:rsid="00205f67"/>
    </style:style>
    <style:style style:name="T2" style:family="text">
      <style:text-properties style:font-name="Liberation Seri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43182347562884833" text:style-name="L1">
        <text:list-item>
          <text:p text:style-name="P1">Какой конструкции в языке С не существует?</text:p>
          <text:p text:style-name="P1">a) do{..}while(..); <text:s text:c="6"/>b) if(..){..}elif(..){..}else{..} <text:s text:c="6"/>c) foreach(..){..} <text:s text:c="7"/>d) while(..){..}</text:p>
        </text:list-item>
        <text:list-item>
          <text:p text:style-name="P1">Что такое буффер?</text:p>
          <text:p text:style-name="P1">a) массив <text:s text:c="19"/>b) стэк <text:s text:c="39"/>c) очередь <text:s text:c="16"/>d) структура</text:p>
        </text:list-item>
        <text:list-item>
          <text:p text:style-name="P1">К какому способу организации данных принадлежит стэк?</text:p>
          <text:p text:style-name="P1">a) FIFO <text:s text:c="22"/>b) LIFO <text:s text:c="38"/>c) LILO <text:s text:c="20"/>d) FOLI</text:p>
        </text:list-item>
        <text:list-item>
          <text:p text:style-name="P1">Операторы разыменовывания в С:</text:p>
          <text:p text:style-name="P1">a) * <text:s text:c="29"/>b) &amp; <text:s text:c="43"/>c) # <text:s text:c="28"/>d) ;</text:p>
        </text:list-item>
        <text:list-item>
          <text:p text:style-name="P1">Какая библиотека в С содержит функцию printf()?</text:p>
          <text:p text:style-name="P1">a) stdlib.h <text:s text:c="19"/>b) stdio.h <text:s text:c="36"/>c) iostream <text:s text:c="15"/>d) cstdlib</text:p>
        </text:list-item>
        <text:list-item>
          <text:p text:style-name="P1">Оператор остаточного деления в С:</text:p>
          <text:p text:style-name="P1">a) mod <text:s text:c="24"/>b) div <text:s text:c="41"/>c) // <text:s text:c="27"/>d) %</text:p>
        </text:list-item>
        <text:list-item>
          <text:p text:style-name="P1">Библиотека, содержащая тип ‘очередь’ в C++:</text:p>
          <text:p text:style-name="P1">a) queue <text:s text:c="21"/>b) deque <text:s text:c="37"/>c) dequeue <text:s text:c="16"/>d) hueue</text:p>
        </text:list-item>
        <text:list-item>
          <text:p text:style-name="P1">Выберите инвалидное имя перемененой в С:</text:p>
          <text:p text:style-name="P1">a) a1 <text:s text:c="27"/>b) _ <text:s text:c="44"/>c) 1a <text:s text:c="26"/>d) _1</text:p>
        </text:list-item>
        <text:list-item>
          <text:p text:style-name="P1">Ассемблерная команда копирования значений:</text:p>
          <text:p text:style-name="P1">a) mov <text:s text:c="24"/>b) move <text:s text:c="37"/>c) cp <text:s text:c="25"/>d) copy</text:p>
        </text:list-item>
        <text:list-item>
          <text:p text:style-name="P1">Что такое си-строки?</text:p>
          <text:p text:style-name="P1">a) массивы строк <text:s text:c="57"/>b) структуры данных <text:s text:c="14"/></text:p>
          <text:p text:style-name="P1">c) массивы символов <text:s text:c="50"/>d) <text:span text:style-name="T1">utf-строки</text:span></text:p>
        </text:list-item>
        <text:list-item>
          <text:p text:style-name="P1">Какой <text:span text:style-name="T1">сортировки</text:span> не существует?</text:p>
          <text:p text:style-name="P1">a) <text:span text:style-name="T1">insertion sort <text:s text:c="2"/></text:span><text:s text:c="7"/>b) <text:span text:style-name="T1">gnome sort <text:s text:c="22"/></text:span><text:s text:c="7"/>c) <text:span text:style-name="T1">quick sort</text:span> <text:s text:c="13"/>d) <text:span text:style-name="T1">fast sort</text:span></text:p>
        </text:list-item>
        <text:list-item>
          <text:p text:style-name="P1"><text:span text:style-name="T1">Осимптотика самых быстрых сортировок</text:span>?</text:p>
          <text:p text:style-name="P1">a) <text:span text:style-name="T1">O(log n)</text:span> <text:s text:c="16"/>b) <text:span text:style-name="T1">O(n)</text:span> <text:s text:c="40"/>c) <text:span text:style-name="T1">O(n log n)</text:span> <text:s text:c="12"/>d) <text:span text:style-name="T1">O(n**2)</text:span></text:p>
        </text:list-item>
        <text:list-item>
          <text:p text:style-name="P1"><text:span text:style-name="T1">Что не является архитектурой процессора</text:span>?</text:p>
          <text:p text:style-name="P1">a) <text:span text:style-name="T1">ARM <text:s text:c="14"/></text:span><text:s text:c="7"/>b) <text:span text:style-name="T1">x86_64</text:span> <text:s text:c="35"/>c) <text:span text:style-name="T1">i386 <text:s text:c="14"/></text:span><text:s text:c="8"/>d) <text:span text:style-name="T1">x32_64</text:span></text:p>
        </text:list-item>
        <text:list-item>
          <text:p text:style-name="P1">Какой <text:span text:style-name="T1">оператор не выделяет памяти</text:span>?</text:p>
          <text:p text:style-name="P1">a) <text:span text:style-name="T1">malloc() <text:s text:c="9"/></text:span><text:s text:c="7"/>b) <text:span text:style-name="T1">realloc() <text:s text:c="27"/></text:span><text:s text:c="7"/>c) <text:span text:style-name="T1">calloc() <text:s text:c="8"/></text:span><text:s text:c="8"/>d) <text:span text:style-name="T1">memset()</text:span></text:p>
        </text:list-item>
        <text:list-item>
          <text:p text:style-name="P1"><text:span text:style-name="T1">Какого метода не имеет очередь в С</text:span>?</text:p>
          <text:p text:style-name="P1">a) <text:span text:style-name="T1">push()</text:span> <text:s text:c="19"/>b) <text:span text:style-name="T1">empty() <text:s text:c="28"/></text:span><text:s text:c="7"/>c) <text:span text:style-name="T1">pop() <text:s text:c="12"/></text:span><text:s text:c="8"/>d) <text:span text:style-name="T1">clean()</text:span></text:p>
        </text:list-item>
        <text:list-item>
          <text:p text:style-name="P2">Найдите ошибку в следующем отрывке программного кода</text:p>
          <text:p text:style-name="P3"/>
          <text:p text:style-name="P3">unsigned int i = 0;</text:p>
          <text:p text:style-name="P3">for(i = 100; i &gt;= 0; --i){</text:p>
          <text:p text:style-name="P3"><text:s text:c="2"/>printf(“%u”, i);</text:p>
        </text:list-item>
      </text:list>
      <text:p text:style-name="P4"><text:s text:c="5"/>}</text:p>
      <text:p text:style-name="P4"><text:s text:c="2"/></text:p>
      <text:p text:style-name="P4"><text:span text:style-name="T2"><text:s text:c="6"/>17. Докажите следующее утверждение:</text:span></text:p>
      <text:p text:style-name="P4"><text:span text:style-name="T2"/></text:p>
      <text:p text:style-name="P4"><text:span text:style-name="T2"><text:s text:c="12"/>x**n + y**n = z**n (при n&gt;2, n – натуральное)</text:span></text:p>
      <text:p text:style-name="P4"><text:span text:style-name="T2"><text:s text:c="12"/>Не имеет решений в целых полжительных числах</text:span></text:p>
      <text:p text:style-name="P4"><text:span text:style-name="T2"/></text:p>
      <text:p text:style-name="P4"><text:span text:style-name="T2"><text:s text:c="6"/>18. Реализуйте сортировку пузырьком на языке программирования С: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2:35:11.521839832</meta:creation-date>
    <dc:date>2019-01-12T13:11:47.776788609</dc:date>
    <meta:editing-duration>PT9M33S</meta:editing-duration>
    <meta:editing-cycles>1</meta:editing-cycles>
    <meta:document-statistic meta:table-count="0" meta:image-count="0" meta:object-count="0" meta:page-count="1" meta:paragraph-count="41" meta:word-count="274" meta:character-count="2710" meta:non-whitespace-character-count="1296"/>
    <meta:generator>LibreOffice/5.1.6.2$Linux_X86_64 LibreOffice_project/10m0$Build-2</meta:generator>
  </office:meta>
</office:document-meta>
</file>